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c8dfd" officeooo:paragraph-rsid="000c8dfd"/>
    </style:style>
    <style:style style:name="P7" style:family="paragraph" style:parent-style-name="Standard">
      <style:text-properties officeooo:rsid="0016f52c" officeooo:paragraph-rsid="0016f52c"/>
    </style:style>
    <style:style style:name="P8" style:family="paragraph" style:parent-style-name="Standard">
      <style:paragraph-properties fo:margin-left="0.75in" fo:margin-right="0in" fo:text-indent="0in" style:auto-text-indent="false"/>
    </style:style>
    <style:style style:name="P9"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list-style-name="WWNum1"/>
    <style:style style:name="P14" style:family="paragraph" style:parent-style-name="Standard" style:list-style-name="WWNum2"/>
    <style:style style:name="P15" style:family="paragraph" style:parent-style-name="Standard">
      <style:text-properties officeooo:rsid="0009cc60" officeooo:paragraph-rsid="001c8c3f"/>
    </style:style>
    <style:style style:name="P16" style:family="paragraph" style:parent-style-name="Standard">
      <style:text-properties officeooo:rsid="0009cc60" officeooo:paragraph-rsid="0020c11e"/>
    </style:style>
    <style:style style:name="P17" style:family="paragraph" style:parent-style-name="Standard">
      <style:text-properties officeooo:rsid="001f86ae" officeooo:paragraph-rsid="001f86ae"/>
    </style:style>
    <style:style style:name="P18" style:family="paragraph" style:parent-style-name="Standard">
      <style:text-properties officeooo:rsid="0020c11e" officeooo:paragraph-rsid="0020c11e"/>
    </style:style>
    <style:style style:name="P19" style:family="paragraph" style:parent-style-name="Standard">
      <style:text-properties officeooo:rsid="0020c11e" officeooo:paragraph-rsid="002186ad"/>
    </style:style>
    <style:style style:name="P20" style:family="paragraph" style:parent-style-name="Standard">
      <style:text-properties officeooo:rsid="0020c11e" officeooo:paragraph-rsid="00270456"/>
    </style:style>
    <style:style style:name="P21" style:family="paragraph" style:parent-style-name="Standard">
      <style:text-properties officeooo:rsid="0020c11e" officeooo:paragraph-rsid="002a785f"/>
    </style:style>
    <style:style style:name="P22" style:family="paragraph" style:parent-style-name="Standard">
      <style:text-properties fo:font-weight="bold" officeooo:rsid="0009cc60" officeooo:paragraph-rsid="0020c11e" style:font-weight-asian="bold" style:font-weight-complex="bold"/>
    </style:style>
    <style:style style:name="P23" style:family="paragraph" style:parent-style-name="Standard">
      <style:text-properties fo:font-weight="bold" officeooo:rsid="001f86ae" officeooo:paragraph-rsid="001f86ae" style:font-weight-asian="bold" style:font-weight-complex="bold"/>
    </style:style>
    <style:style style:name="P24" style:family="paragraph" style:parent-style-name="Standard">
      <style:text-properties fo:font-weight="bold" officeooo:rsid="0020c11e" officeooo:paragraph-rsid="0020c11e" style:font-weight-asian="bold" style:font-weight-complex="bold"/>
    </style:style>
    <style:style style:name="P25" style:family="paragraph" style:parent-style-name="Standard">
      <style:text-properties fo:font-weight="bold" officeooo:rsid="0020c11e" officeooo:paragraph-rsid="00236b60" style:font-weight-asian="bold" style:font-weight-complex="bold"/>
    </style:style>
    <style:style style:name="P26" style:family="paragraph" style:parent-style-name="Standard">
      <style:text-properties fo:font-weight="bold" officeooo:rsid="0020c11e" officeooo:paragraph-rsid="0021c51b" style:font-weight-asian="bold" style:font-weight-complex="bold"/>
    </style:style>
    <style:style style:name="P27" style:family="paragraph" style:parent-style-name="Standard" style:list-style-name="L1">
      <style:text-properties officeooo:paragraph-rsid="002186ad"/>
    </style:style>
    <style:style style:name="P28" style:family="paragraph" style:parent-style-name="Standard">
      <style:text-properties officeooo:rsid="002186ad" officeooo:paragraph-rsid="002186ad"/>
    </style:style>
    <style:style style:name="P29" style:family="paragraph" style:parent-style-name="Standard" style:list-style-name="L2">
      <style:text-properties officeooo:rsid="0021c51b" officeooo:paragraph-rsid="0021c51b"/>
    </style:style>
    <style:style style:name="P30" style:family="paragraph" style:parent-style-name="Standard">
      <style:text-properties officeooo:rsid="0021c51b" officeooo:paragraph-rsid="0021c51b"/>
    </style:style>
    <style:style style:name="P31" style:family="paragraph" style:parent-style-name="Standard">
      <style:text-properties officeooo:rsid="0021c51b" officeooo:paragraph-rsid="00249508"/>
    </style:style>
    <style:style style:name="P32" style:family="paragraph" style:parent-style-name="Standard" style:list-style-name="L8">
      <style:text-properties officeooo:rsid="0021c51b" officeooo:paragraph-rsid="0021c51b"/>
    </style:style>
    <style:style style:name="P33" style:family="paragraph" style:parent-style-name="Standard">
      <style:text-properties officeooo:rsid="0021d8b3" officeooo:paragraph-rsid="00222b09"/>
    </style:style>
    <style:style style:name="P34" style:family="paragraph" style:parent-style-name="Standard">
      <style:text-properties officeooo:rsid="00249508" officeooo:paragraph-rsid="00249508"/>
    </style:style>
    <style:style style:name="P35" style:family="paragraph" style:parent-style-name="Standard">
      <style:text-properties officeooo:rsid="0024ffd8" officeooo:paragraph-rsid="0024ffd8"/>
    </style:style>
    <style:style style:name="P36" style:family="paragraph" style:parent-style-name="Standard">
      <style:text-properties officeooo:rsid="002652b1" officeooo:paragraph-rsid="002652b1"/>
    </style:style>
    <style:style style:name="P37" style:family="paragraph" style:parent-style-name="Standard">
      <style:text-properties officeooo:rsid="0028241d" officeooo:paragraph-rsid="0028241d"/>
    </style:style>
    <style:style style:name="P38" style:family="paragraph" style:parent-style-name="Standard">
      <style:text-properties officeooo:rsid="0028241d" officeooo:paragraph-rsid="002a785f"/>
    </style:style>
    <style:style style:name="P39" style:family="paragraph" style:parent-style-name="Standard">
      <style:text-properties officeooo:rsid="002a785f" officeooo:paragraph-rsid="002a785f"/>
    </style:style>
    <style:style style:name="P40" style:family="paragraph" style:parent-style-name="Standard" style:list-style-name="L3">
      <style:text-properties officeooo:rsid="002c547e" officeooo:paragraph-rsid="002c547e"/>
    </style:style>
    <style:style style:name="P41" style:family="paragraph" style:parent-style-name="Standard" style:list-style-name="L8">
      <style:text-properties officeooo:rsid="002c547e" officeooo:paragraph-rsid="002c547e"/>
    </style:style>
    <style:style style:name="P42" style:family="paragraph" style:parent-style-name="Standard" style:list-style-name="L3">
      <style:text-properties officeooo:rsid="00299a6d" officeooo:paragraph-rsid="00299a6d"/>
    </style:style>
    <style:style style:name="P43" style:family="paragraph" style:parent-style-name="Standard" style:list-style-name="L3">
      <style:text-properties officeooo:rsid="002e0b92" officeooo:paragraph-rsid="002e0b92"/>
    </style:style>
    <style:style style:name="P44" style:family="paragraph" style:parent-style-name="Standard">
      <style:text-properties officeooo:rsid="003066e8" officeooo:paragraph-rsid="003066e8"/>
    </style:style>
    <style:style style:name="P45" style:family="paragraph" style:parent-style-name="Standard">
      <style:text-properties officeooo:rsid="003066e8" officeooo:paragraph-rsid="0032edd4"/>
    </style:style>
    <style:style style:name="P46" style:family="paragraph" style:parent-style-name="Standard" style:list-style-name="L8">
      <style:text-properties officeooo:rsid="003066e8" officeooo:paragraph-rsid="003c8139"/>
    </style:style>
    <style:style style:name="P47" style:family="paragraph" style:parent-style-name="Standard">
      <style:text-properties officeooo:rsid="003923c7" officeooo:paragraph-rsid="003923c7"/>
    </style:style>
    <style:style style:name="P48" style:family="paragraph" style:parent-style-name="Standard">
      <style:text-properties officeooo:rsid="003a8e35" officeooo:paragraph-rsid="003a8e35"/>
    </style:style>
    <style:style style:name="P49" style:family="paragraph" style:parent-style-name="Standard">
      <style:text-properties officeooo:rsid="003f19a5" officeooo:paragraph-rsid="003f19a5"/>
    </style:style>
    <style:style style:name="P50" style:family="paragraph" style:parent-style-name="Standard">
      <style:text-properties officeooo:rsid="00236b60" officeooo:paragraph-rsid="00236b60"/>
    </style:style>
    <style:style style:name="P51" style:family="paragraph" style:parent-style-name="Standard">
      <style:text-properties officeooo:rsid="004a08d4" officeooo:paragraph-rsid="004a08d4"/>
    </style:style>
    <style:style style:name="P52" style:family="paragraph" style:parent-style-name="Standard" style:list-style-name="L9">
      <style:text-properties officeooo:rsid="004a08d4" officeooo:paragraph-rsid="004a08d4"/>
    </style:style>
    <style:style style:name="P53" style:family="paragraph" style:parent-style-name="Standard">
      <style:paragraph-properties fo:margin-left="0.5in" fo:margin-right="0in" fo:text-indent="0in" style:auto-text-indent="false"/>
      <style:text-properties officeooo:rsid="0021d8b3" officeooo:paragraph-rsid="00222b09"/>
    </style:style>
    <style:style style:name="P54" style:family="paragraph" style:parent-style-name="Standard" style:list-style-name="L6">
      <style:paragraph-properties fo:margin-left="1in" fo:margin-right="0in" fo:text-indent="-0.25in" style:auto-text-indent="false"/>
      <style:text-properties officeooo:rsid="00288c43" officeooo:paragraph-rsid="00288c43"/>
    </style:style>
    <style:style style:name="T1" style:family="text">
      <style:text-properties officeooo:rsid="0009b22e"/>
    </style:style>
    <style:style style:name="T2" style:family="text">
      <style:text-properties fo:font-style="italic" fo:font-weight="bold" style:font-style-asian="italic" style:font-weight-asian="bold"/>
    </style:style>
    <style:style style:name="T3" style:family="text">
      <style:text-properties officeooo:rsid="000af002"/>
    </style:style>
    <style:style style:name="T4" style:family="text">
      <style:text-properties officeooo:rsid="000e3415"/>
    </style:style>
    <style:style style:name="T5" style:family="text">
      <style:text-properties officeooo:rsid="0018486f"/>
    </style:style>
    <style:style style:name="T6" style:family="text">
      <style:text-properties officeooo:rsid="0020c11e"/>
    </style:style>
    <style:style style:name="T7" style:family="text">
      <style:text-properties officeooo:rsid="002186ad"/>
    </style:style>
    <style:style style:name="T8" style:family="text">
      <style:text-properties officeooo:rsid="00236b60"/>
    </style:style>
    <style:style style:name="T9" style:family="text">
      <style:text-properties officeooo:rsid="00249508"/>
    </style:style>
    <style:style style:name="T10" style:family="text">
      <style:text-properties officeooo:rsid="0024ffd8"/>
    </style:style>
    <style:style style:name="T11" style:family="text">
      <style:text-properties officeooo:rsid="00270456"/>
    </style:style>
    <style:style style:name="T12" style:family="text">
      <style:text-properties officeooo:rsid="0028241d"/>
    </style:style>
    <style:style style:name="T13" style:family="text">
      <style:text-properties officeooo:rsid="002a785f"/>
    </style:style>
    <style:style style:name="T14" style:family="text">
      <style:text-properties officeooo:rsid="002a869e"/>
    </style:style>
    <style:style style:name="T15" style:family="text">
      <style:text-properties officeooo:rsid="0030fe68"/>
    </style:style>
    <style:style style:name="T16" style:family="text">
      <style:text-properties officeooo:rsid="003923c7"/>
    </style:style>
    <style:style style:name="T17" style:family="text">
      <style:text-properties officeooo:rsid="003c8139"/>
    </style:style>
    <style:style style:name="T18" style:family="text">
      <style:text-properties officeooo:rsid="003d9e4d"/>
    </style:style>
    <style:style style:name="T19" style:family="text">
      <style:text-properties officeooo:rsid="003fe097"/>
    </style:style>
    <style:style style:name="T20" style:family="text">
      <style:text-properties officeooo:rsid="0042e89c"/>
    </style:style>
    <style:style style:name="T21" style:family="text">
      <style:text-properties fo:font-weight="normal" style:font-weight-asian="normal" style:font-weight-complex="normal"/>
    </style:style>
    <style:style style:name="T22" style:family="text">
      <style:text-properties officeooo:rsid="00499a32"/>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ritical Design Review (CDR)</text:p>
      <text:p text:style-name="Standard"/>
      <text:p text:style-name="P22"><text:span text:style-name="T6">Project Description</text:span></text:p>
      <text:p text:style-name="P16"/>
      <text:p text:style-name="P16">This project will design and implement a Smarthome lighting and ceiling fan control system. <text:span text:style-name="T3">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6">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5">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ulars.</text:span></text:p>
      <text:p text:style-name="P6"/>
      <text:p text:style-name="P5"><text:span text:style-name="T3">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3">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6"/>
      <text:p text:style-name="P6">While the ideal would be for the wall “switch” controls to fit into a standard Decora ™ <text:s/>wallplate and housing gang area, <text:span text:style-name="T4">and target controls would fit into common ceiling fan wiring canopies or other light fixture wiring boxes, </text:span>this project <text:span text:style-name="T4">during the semester</text:span> will be made using prototyping computing and interface boards, which will not cleanly fit such common switch housing, and so will not implement a cosmetic ideal. <text:span text:style-name="T4">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15"><text:span text:style-name="T3">This project evolved from an initial concept fo a wireless controlled light switch, and complexity was added to bring that up to an acceptably complex project for this course. </text:span></text:p>
      <text:p text:style-name="P15"/>
      <text:p text:style-name="P17">This project is an individual effort, and does not depend on other projects, nor do other projects depend on this.</text:p>
      <text:p text:style-name="P15"/>
      <text:p text:style-name="P23">Functional Description</text:p>
      <text:p text:style-name="P17"/>
      <text:p text:style-name="P18"/>
      <text:p text:style-name="P23">Interface <text:span text:style-name="T6">D</text:span>escri<text:span text:style-name="T6">ption</text:span></text:p>
      <text:p text:style-name="P17"/>
      <text:p text:style-name="P19">The most commonly used interface will be a small LCD touchscreen, <text:span text:style-name="T7">mounted about the home (or business) in wall-switch wall-plate locations. </text:span></text:p>
      <text:p text:style-name="P19"><text:span text:style-name="T7">The LCD will display </text:span></text:p>
      <text:list xml:id="list1132460693282076257" text:style-name="L1">
        <text:list-item>
          <text:p text:style-name="P27"><text:span text:style-name="T7">A Graphical User Interface to select the room and target device location, view current target state (as the target may be located in another room and not directly visible)</text:span></text:p>
        </text:list-item>
        <text:list-item>
          <text:p text:style-name="P27"><text:span text:style-name="T7">Control buttons to increase or decrease target brightness or speed, full on or off, or some favorite intensity level for that target.</text:span></text:p>
        </text:list-item>
      </text:list>
      <text:p text:style-name="P18"/>
      <text:p text:style-name="P23"/>
      <text:p text:style-name="P23">Material/<text:span text:style-name="T6">R</text:span>esource <text:span text:style-name="T6">R</text:span>equireme<text:span text:style-name="T6">nt</text:span>s</text:p>
      <text:p text:style-name="P17"/>
      <text:p text:style-name="P30">There are three major components of the smarthome system. There are also some general household items, such as light fixures, ceiling fan units, wiring boxes and power cabling which will be required.</text:p>
      <text:p text:style-name="P30"/>
      <text:p text:style-name="P45"><text:soft-page-break/>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6">The target end will also require a couple lights and a ceiling fan to control. </text:span>An Xbee module will be required for each Arduino and target node. A 2.4inch LCD touchscreen+SD <text:s/>module was chosen so that these prototypes are close to a standard <text:span text:style-name="T22">Lenovo </text:span>Decora™ wall-plate slot. A commercial product would need to refine into a more exact LCD package. </text:p>
      <text:p text:style-name="P45"/>
      <text:p text:style-name="P49">I have not yet purchased components for the triac AC line control circuits, as I will need more time to evaluate available app notes and examples to determine appropriate part numbers to use in this design. <text:span text:style-name="T19">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49"/>
      <text:p text:style-name="P45"><text:span text:style-name="T15">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span></text:p>
      <text:p text:style-name="P44"/>
      <text:p text:style-name="P44">The Linux server will be built using an AMD Gizmo embedded computing board, an 7 inch LCD touchscreen, <text:span text:style-name="T18">a USB WiFi dongle, an Msata storage card, and some custom connectivity to the Xbee module.</text:span></text:p>
      <text:p text:style-name="P30"/>
      <text:p text:style-name="P47">For the Android class, I will be using the smartphones that My wife and I already own and use. I will also use a home Wifi network router that I already own as the backbone of my simulated internet between the Android devices and the Linux server.</text:p>
      <text:p text:style-name="P47"/>
      <text:p text:style-name="P48">I have acquired a couple simple, inexpensive light fixtures, <text:span text:style-name="T20">wall electrical boxes,</text:span> and an inexpensive ceiling fan unit, to act as my targets to be controlled by this system. <text:span text:style-name="T20">I will evaluate whether 2-wire lamp cord is suitable, or if 12-2 Romex should be purchased for the 120V AC line wiring.</text:span></text:p>
      <text:p text:style-name="P24"/>
      <text:p text:style-name="P24"/>
      <text:p text:style-name="P24"/>
      <text:p text:style-name="P24"/>
      <text:p text:style-name="P24"/>
      <text:p text:style-name="P24"><text:soft-page-break/>Development Plan</text:p>
      <text:p text:style-name="P18"/>
      <text:p text:style-name="P33">The source code, circuit diagrams, documentation, and any other digital data related to this project will be committed and tracked using a Design Management (or Configuration Management in some vocabularies) repository using the GitHub service, located at</text:p>
      <text:p text:style-name="P53"><text:a xlink:type="simple" xlink:href="https://github.com/amigabill/jhu_EN525.743">https://github.com/amigabill/jhu_EN525.743</text:a></text:p>
      <text:p text:style-name="P53"/>
      <text:p text:style-name="P28">I plan to work on the various system components in the following order:</text:p>
      <text:p text:style-name="P28"/>
      <text:list xml:id="list3735827496691721340" text:style-name="L2">
        <text:list-item>
          <text:p text:style-name="P29">Arduino </text:p>
        </text:list-item>
      </text:list>
      <text:list xml:id="list4940205525534114718" text:style-name="L8">
        <text:list-item>
          <text:p text:style-name="P32">SD card storage (contains some node configuration data)</text:p>
        </text:list-item>
        <text:list-item>
          <text:p text:style-name="P32">Zigbee communication (With PC laptop as coordinator at this point)</text:p>
        </text:list-item>
        <text:list-item>
          <text:p text:style-name="P32">Target control of AC line triacs <text:s/><text:span text:style-name="T8">(with at least some visible output indication, such as a small LED, in place of final triac circuit)</text:span></text:p>
        </text:list-item>
        <text:list-item>
          <text:p text:style-name="P41">Touchscreen input events, using some pre-planned location for test “buttons”</text:p>
        </text:list-item>
        <text:list-item>
          <text:p text:style-name="P41">LCD GUI implementation</text:p>
        </text:list-item>
        <text:list-item>
          <text:p text:style-name="P46"><text:span text:style-name="T17">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span></text:p>
        </text:list-item>
      </text:list>
      <text:list xml:id="list121335282180180" text:continue-list="list3735827496691721340" text:style-name="L2">
        <text:list-item>
          <text:p text:style-name="P29">Linux Server (AMD Gizmo embedded project board)</text:p>
        </text:list-item>
      </text:list>
      <text:list xml:id="list7523451350252417113" text:style-name="L3">
        <text:list-item>
          <text:p text:style-name="P42">Zigbee coordinator</text:p>
        </text:list-item>
        <text:list-item>
          <text:p text:style-name="P42">Communicate with targets</text:p>
        </text:list-item>
        <text:list-item>
          <text:p text:style-name="P42">Communicate with wall touchscreens</text:p>
        </text:list-item>
        <text:list-item>
          <text:p text:style-name="P42">Implement event logging</text:p>
        </text:list-item>
        <text:list-item>
          <text:p text:style-name="P40">GUI using WxWidgets library</text:p>
        </text:list-item>
        <text:list-item>
          <text:p text:style-name="P43">Networking with internet, using a home WiFi router to emulate the internet. (Overlaps with Android App communicating with Linux server)</text:p>
        </text:list-item>
      </text:list>
      <text:list xml:id="list121335284165756" text:continue-list="list121335282180180" text:style-name="L2">
        <text:list-item>
          <text:p text:style-name="P29">Android smartphone app</text:p>
        </text:list-item>
      </text:list>
      <text:list xml:id="list2618893870698357554" text:style-name="L6">
        <text:list-item>
          <text:p text:style-name="P54">Communicate with Linux Server</text:p>
        </text:list-item>
        <text:list-item>
          <text:p text:style-name="P54">GUI indication of targets current states</text:p>
        </text:list-item>
        <text:list-item>
          <text:p text:style-name="P54">GUI manual control of targets</text:p>
        </text:list-item>
        <text:list-item>
          <text:p text:style-name="P54">NFC tag manual location indications (easier to demo than Geofence)</text:p>
        </text:list-item>
        <text:list-item>
          <text:p text:style-name="P54">GPS Geofence locations (somewhat harder to demo than NFC)</text:p>
        </text:list-item>
      </text:list>
      <text:p text:style-name="P30"/>
      <text:p text:style-name="P30">It's important to start with the Arduino targets and controls, as without them there is nothing for a Linux server or Android app to do. <text:span text:style-name="T12">The next major priority is the Linux based server, to coordinate the other Zigbee nodes, observe and control target events, etc. This server along with the Arduino nodes then make up the </text:span><text:soft-page-break/><text:span text:style-name="T12">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30"/>
      <text:p text:style-name="P39">Some modifications may be required to the shields to improve signal quality on Arduino pins used on both modules, such as D4 which is SD_CS on the Xbee/SD shield, and an LCD data pin on the LCD shield. Cutting the D4 <text:span text:style-name="T14">and other SD slot </text:span>trace<text:span text:style-name="T14">s</text:span> on the Xbee/SD shield, and not using SD on the Xbee/SD shield can help. <text:span text:style-name="T14">The LCD shield has another microSD slot on it, using D10 for SD_CS instead of D4.</text:span></text:p>
      <text:p text:style-name="P30"/>
      <text:p text:style-name="P26"/>
      <text:p text:style-name="P50"><text:span text:style-name="T21">The anticipated schedule is shown below:</text:span></text:p>
      <text:p text:style-name="P18"/>
      <text:p text:style-name="P18"><draw:frame draw:style-name="fr1" draw:name="Object1" text:anchor-type="paragraph" svg:x="-1.0055in" svg:y="0in" svg:width="7.9909in" svg:height="2.5339in" draw:z-index="0"><draw:object xlink:href="./Object 1" xlink:type="simple" xlink:show="embed" xlink:actuate="onLoad"/><draw:image xlink:href="./ObjectReplacements/Object 1" xlink:type="simple" xlink:show="embed" xlink:actuate="onLoad"/></draw:frame></text:p>
      <text:p text:style-name="P18"/>
      <text:p text:style-name="P25"/>
      <text:p text:style-name="P25">References</text:p>
      <text:p text:style-name="P25"/>
      <text:p text:style-name="P18">I plan to make use of available libraries as much as possible for various components of the software.</text:p>
      <text:p text:style-name="P20">Arduino SD library - <text:a xlink:type="simple" xlink:href="https://www.arduino.cc/en/Reference/SD"><text:span text:style-name="T11">https://www.arduino.cc/en/Reference/SD</text:span></text:a></text:p>
      <text:p text:style-name="P20">Arduino TFT Library for LCD panel driver, or relevant equivalent for the LCD controller used - <text:a xlink:type="simple" xlink:href="https://www.arduino.cc/en/Reference/TFTLibrary"><text:span text:style-name="T11">https://www.arduino.cc/en/Reference/TFTLibrary</text:span></text:a></text:p>
      <text:p text:style-name="P20">Adafruit Graphics Core library - <text:a xlink:type="simple" xlink:href="https://learn.adafruit.com/adafruit-gfx-graphics-library/overview"><text:span text:style-name="T11">https://learn.adafruit.com/adafruit-gfx-graphics-library/overview</text:span></text:a></text:p>
      <text:p text:style-name="P20">Digi Xbee</text:p>
      <text:p text:style-name="P21"><text:tab/><text:a xlink:type="simple" xlink:href="http://ftp1.digi.com/support/documentation/90000976_W.pdf"><text:span text:style-name="T13">http://ftp1.digi.com/support/documentation/90000976_W.pdf</text:span></text:a></text:p>
      <text:p text:style-name="P20"><text:soft-page-break/><text:tab/><text:a xlink:type="simple" xlink:href="http://knowledge.digi.com/articles/Knowledge_Base_Article/What-is-API-Application-Programming-Interface-Mode-and-how-does-it-work"><text:span text:style-name="T11">http://knowledge.digi.com/articles/Knowledge_Base_Article/What-is-API-Application-Programming-Interface-Mode-and-how-does-it-work</text:span></text:a></text:p>
      <text:p text:style-name="P20"><text:tab/><text:a xlink:type="simple" xlink:href="https://github.com/andrewrapp/xbee-arduino"><text:span text:style-name="T11">https://github.com/andrewrapp/xbee-arduino</text:span></text:a></text:p>
      <text:p text:style-name="P37"><text:tab/><text:a xlink:type="simple" xlink:href="http://ftp1.digi.com/support/utilities/digi_apiframes2.htm">http://ftp1.digi.com/support/utilities/digi_apiframes2.htm</text:a></text:p>
      <text:p text:style-name="P38"><text:tab/><text:a xlink:type="simple" xlink:href="http://arduino.stackexchange.com/questions/1500/how-to-make-xbee-module-interrupt-wake-arduino"><text:span text:style-name="T13">http://arduino.stackexchange.com/questions/1500/how-to-make-xbee-module-interrupt-wake-arduino</text:span></text:a></text:p>
      <text:p text:style-name="P38"/>
      <text:p text:style-name="P37">WxWidgets (for Linux GUI) - <text:a xlink:type="simple" xlink:href="http://wxwidgets.org/">http://wxwidgets.org/</text:a></text:p>
      <text:p text:style-name="P37"/>
      <text:p text:style-name="P51">Ltspice </text:p>
      <text:list xml:id="list4541724966346349388" text:style-name="L9">
        <text:list-item>
          <text:p text:style-name="P52"><text:a xlink:type="simple" xlink:href="http://electronicdesign.com/power/model-diacs-and-triacs-ac-line-control">http://electronicdesign.com/power/model-diacs-and-triacs-ac-line-control</text:a></text:p>
        </text:list-item>
        <text:list-item>
          <text:p text:style-name="P52"><text:a xlink:type="simple" xlink:href="http://electronics.stackexchange.com/questions/87546/ltspice-mac97a8-triac-model-vgs-error">http://electronics.stackexchange.com/questions/87546/ltspice-mac97a8-triac-model-vgs-error</text:a></text:p>
        </text:list-item>
      </text:list>
      <text:p text:style-name="P51"/>
      <text:p text:style-name="P37"/>
      <text:p text:style-name="P18"/>
      <text:p text:style-name="P31">There are several online app notes and example designs <text:span text:style-name="T9">which will be relevant to this project:</text:span></text:p>
      <text:p text:style-name="P34">Atmel AVR datasheet <text:span text:style-name="T10">(Arduino Uno) </text:span>- <text:a xlink:type="simple" xlink:href="http://www.atmel.com/Images/doc8161.pdf">http://www.atmel.com/Images/doc8161.pdf</text:a></text:p>
      <text:p text:style-name="P35">Atmel SAM3 Cortex-M3 datasheet (Arduino Due) - </text:p>
      <text:p text:style-name="P34">Triac AC line control:</text:p>
      <text:p text:style-name="P30"><text:a xlink:type="simple" xlink:href="http://www.freescale.com/files/microcontrollers/doc/ref_manual/DRM039.pdf">http://www.freescale.com/files/microcontrollers/doc/ref_manual/DRM039.pdf</text:a></text:p>
      <text:p text:style-name="P30"/>
      <text:p text:style-name="P18"/>
      <text:p text:style-name="P36">Arduino Shield documentation:</text:p>
      <text:p text:style-name="P36">Xbee+microSD - <text:a xlink:type="simple" xlink:href="https://www.arduino.cc/en/Main/ArduinoWirelessShield">https://www.arduino.cc/en/Main/ArduinoWirelessShield</text:a></text:p>
      <text:p text:style-name="P36">LCD touch+microSD - </text:p>
      <text:p text:style-name="P18"/>
      <text:p text:style-name="P7"/>
      <text:p text:style-name="P7"/>
      <text:p text:style-name="P2"/>
      <text:list xml:id="list4962412368680819061" text:style-name="WWNum1">
        <text:list-item>
          <text:p text:style-name="P13">Project description</text:p>
          <text:list>
            <text:list-item>
              <text:p text:style-name="P13">High level description of project</text:p>
            </text:list-item>
            <text:list-item>
              <text:p text:style-name="P13">Brief description of how your project fits into a larger system, if applicable</text:p>
            </text:list-item>
            <text:list-item>
              <text:p text:style-name="P13">Capabilities</text:p>
            </text:list-item>
            <text:list-item>
              <text:p text:style-name="P13">Limitations</text:p>
            </text:list-item>
          </text:list>
        </text:list-item>
        <text:list-item>
          <text:p text:style-name="P13">Functional description</text:p>
          <text:list>
            <text:list-item>
              <text:p text:style-name="P13">Functional block diagrams, and or</text:p>
            </text:list-item>
            <text:list-item>
              <text:p text:style-name="P13">State machines, and or</text:p>
            </text:list-item>
            <text:list-item>
              <text:p text:style-name="P13">Architectural diagrams</text:p>
            </text:list-item>
          </text:list>
        </text:list-item>
        <text:list-item>
          <text:p text:style-name="P13">Interface descriptions</text:p>
          <text:list>
            <text:list-item>
              <text:p text:style-name="P13">Internal (within your project)</text:p>
            </text:list-item>
            <text:list-item>
              <text:p text:style-name="P13">External (to elements you don’t control, such as public internet or partner project)</text:p>
            </text:list-item>
          </text:list>
        </text:list-item>
        <text:list-item>
          <text:p text:style-name="P13">Material and resource requirements</text:p>
          <text:list>
            <text:list-item>
              <text:p text:style-name="P13"><text:soft-page-break/>Everything you need to complete the project</text:p>
              <text:list>
                <text:list-item>
                  <text:p text:style-name="P13">Development tools</text:p>
                  <text:list>
                    <text:list-item>
                      <text:p text:style-name="P13">Any special build, or installation, instructions</text:p>
                    </text:list-item>
                  </text:list>
                </text:list-item>
                <text:list-item>
                  <text:p text:style-name="P13">Test equipment</text:p>
                </text:list-item>
                <text:list-item>
                  <text:p text:style-name="P13">Knowledge base</text:p>
                </text:list-item>
                <text:list-item>
                  <text:p text:style-name="P13">consumables</text:p>
                </text:list-item>
              </text:list>
            </text:list-item>
            <text:list-item>
              <text:p text:style-name="P13">Where its coming from?</text:p>
            </text:list-item>
            <text:list-item>
              <text:p text:style-name="P13">When is it available?</text:p>
            </text:list-item>
            <text:list-item>
              <text:p text:style-name="P13">Items expected of you by other students (team projects)</text:p>
            </text:list-item>
          </text:list>
        </text:list-item>
        <text:list-item>
          <text:p text:style-name="P13">Development Plan and Schedule</text:p>
          <text:list>
            <text:list-item>
              <text:p text:style-name="P13">Approach</text:p>
            </text:list-item>
            <text:list-item>
              <text:p text:style-name="P13">Order of development</text:p>
            </text:list-item>
            <text:list-item>
              <text:p text:style-name="P13">Milestones &amp; schedule</text:p>
            </text:list-item>
            <text:list-item>
              <text:p text:style-name="P13">For team projects</text:p>
              <text:list>
                <text:list-item>
                  <text:p text:style-name="P13">Clear delineation of responsibilities &amp; dependencies </text:p>
                </text:list-item>
                <text:list-item>
                  <text:p text:style-name="P13">Clear description of interfaces</text:p>
                </text:list-item>
                <text:list-item>
                  <text:p text:style-name="P13">Integration and test plan</text:p>
                </text:list-item>
              </text:list>
            </text:list-item>
            <text:list-item>
              <text:p text:style-name="P13">Risk</text:p>
              <text:list>
                <text:list-item>
                  <text:p text:style-name="P13">Identify known risk areas</text:p>
                </text:list-item>
                <text:list-item>
                  <text:p text:style-name="P13">Present mitigation plan</text:p>
                </text:list-item>
                <text:list-item>
                  <text:p text:style-name="P13">Does schedule reflect risk areas?</text:p>
                </text:list-item>
              </text:list>
            </text:list-item>
          </text:list>
        </text:list-item>
        <text:list-item>
          <text:p text:style-name="P13">References</text:p>
          <text:list>
            <text:list-item>
              <text:p text:style-name="P13">Reuse of existing material encouraged, as in real life.</text:p>
            </text:list-item>
            <text:list-item>
              <text:p text:style-name="P13">Cite all existing work that will be used in your project</text:p>
            </text:list-item>
          </text:list>
        </text:list-item>
        <text:list-item>
          <text:p text:style-name="P13">Assembly instructions (final project document only)</text:p>
          <text:list>
            <text:list-item>
              <text:p text:style-name="P13">Instructions to set up development environment</text:p>
            </text:list-item>
            <text:list-item>
              <text:p text:style-name="P13">Describe basic steps to assemble from scratch (i.e. bare metal rebuild)</text:p>
            </text:list-item>
          </text:list>
        </text:list-item>
        <text:list-item>
          <text:p text:style-name="P13">Performance and measurement data (final project document only)</text:p>
          <text:list>
            <text:list-item>
              <text:p text:style-name="P13">Provide screen shots, test data, measurement data as necessary to show functionality of each subsection, and of the entire system.</text:p>
            </text:list-item>
          </text:list>
        </text:list-item>
      </text:list>
      <text:p text:style-name="P8"/>
      <text:p text:style-name="Standard"/>
      <text:p text:style-name="Standard">After the PDR, this document will evolve into your CDR document and then later to the document which satisfies the documentation requirements for this course. <text:s/>It is a living document which will evolve and grow as your project progresses. Both CDR and final document should address, at least, the items outlined above. <text:s/>The evolutionary cycle is outlined below.</text:p>
      <text:p text:style-name="Standard"/>
      <text:list xml:id="list7614679350402129704" text:style-name="WWNum2">
        <text:list-item>
          <text:p text:style-name="P14">The PDR presentation (MS PowePoint Brief) is a high level description of your project.</text:p>
        </text:list-item>
        <text:list-item>
          <text:p text:style-name="P14">The PDR charts will become the CDR design document (MS Word format), which is a more detailed version that includes any changes you might have made since the PDR. <text:s text:c="2"/><text:span text:style-name="T2">The CDR doc should contain narrative for each section.</text:span> <text:s/>You will submit this document, but will not present it to the class.</text:p>
        </text:list-item>
        <text:list-item>
          <text:p text:style-name="P14"><text:soft-page-break/>After CDR submittal, the remainder of the course will be dedicated to development. <text:s/>The development activity will be documented for inclusion in the project document. <text:s/>The CDR document will be updated to reflect changes and expanded to include assembly and performance data. </text:p>
        </text:list-item>
        <text:list-item>
          <text:p text:style-name="P14">The final project document should provide enough detail that any of your peers could modify/improve/incorporate your design without interacting with you.</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Critical Design Review (CDR)</text:span></text:p>
        <text:p text:style-name="MP1">Bill Toner<text:tab/>Smarthome Lighting and Fan Control</text:p>
        <text:p text:style-name="MP1"/>
      </style:header>
      <style:footer>
        <text:p text:style-name="Footer"><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55</meta:editing-cycles>
    <meta:creation-date>2014-02-03T01:52:00</meta:creation-date>
    <dc:date>2015-09-27T12:13:35.090000000</dc:date>
    <meta:editing-duration>PT13H26M4S</meta:editing-duration>
    <meta:generator>LibreOffice/4.2.0.4$Windows_x86 LibreOffice_project/05dceb5d363845f2cf968344d7adab8dcfb2ba71</meta:generator>
    <meta:document-statistic meta:table-count="0" meta:image-count="0" meta:object-count="1" meta:page-count="8" meta:paragraph-count="126" meta:word-count="2327" meta:character-count="14722" meta:non-whitespace-character-count="12561"/>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7e6e6" style:diagonal-bl-tr="none" style:diagonal-tl-br="none" fo:border="0.06pt solid #000000" style:rotation-align="none"/>
      <style:text-properties style:text-position=""/>
    </style:style>
    <style:style style:name="ce2" style:family="table-cell" style:parent-style-name="Default">
      <style:table-cell-properties style:diagonal-bl-tr="none" style:diagonal-tl-br="none" fo:border="0.06pt solid #000000" style:rotation-align="none"/>
      <style:text-properties style:text-position=""/>
    </style:style>
    <style:style style:name="ce3" style:family="table-cell" style:parent-style-name="Default">
      <style:table-cell-properties fo:background-color="#00b0f0" style:diagonal-bl-tr="none" style:diagonal-tl-br="none" fo:border="0.06pt solid #000000" style:rotation-align="none"/>
      <style:text-properties style:text-position=""/>
    </style:style>
    <style:style style:name="ce4" style:family="table-cell" style:parent-style-name="Default">
      <style:table-cell-properties fo:background-color="#fbe5d6" style:diagonal-bl-tr="none" style:diagonal-tl-br="none" fo:border="0.06pt solid #000000" style:rotation-align="none"/>
      <style:text-properties style:text-position=""/>
    </style:style>
    <style:style style:name="ce5" style:family="table-cell" style:parent-style-name="Default">
      <style:table-cell-properties fo:background-color="#5b9bd5" style:diagonal-bl-tr="none" style:diagonal-tl-br="none" fo:border="0.06pt solid #000000" style:rotation-align="none"/>
      <style:text-properties style:text-position=""/>
    </style:style>
    <style:style style:name="ce6" style:family="table-cell" style:parent-style-name="Default">
      <style:table-cell-properties fo:background-color="#ff0000" style:diagonal-bl-tr="none" style:diagonal-tl-br="none" fo:border="0.06pt solid #000000" style:rotation-align="none"/>
      <style:text-properties style:text-position=""/>
    </style:style>
    <style:style style:name="ce7" style:family="table-cell" style:parent-style-name="Default">
      <style:table-cell-properties fo:background-color="#000000" style:rotation-align="none"/>
      <style:text-properties style:text-position=""/>
    </style:style>
    <style:style style:name="ce8" style:family="table-cell" style:parent-style-name="Default">
      <style:table-cell-properties fo:background-color="#e7e6e6" style:diagonal-bl-tr="none" style:diagonal-tl-br="none" fo:border="0.06pt solid #000000" style:rotation-align="none"/>
    </style:style>
    <style:style style:name="ce9" style:family="table-cell" style:parent-style-name="Default">
      <style:table-cell-properties style:diagonal-bl-tr="none" style:diagonal-tl-br="none" fo:border="0.06pt solid #000000" style:rotation-align="none"/>
    </style:style>
    <style:style style:name="ce10" style:family="table-cell" style:parent-style-name="Default">
      <style:table-cell-properties fo:background-color="#00b0f0" style:diagonal-bl-tr="none" style:diagonal-tl-br="none" fo:border="0.06pt solid #000000" style:rotation-align="none"/>
    </style:style>
    <style:style style:name="ce11" style:family="table-cell" style:parent-style-name="Default">
      <style:table-cell-properties fo:background-color="#fbe5d6" style:diagonal-bl-tr="none" style:diagonal-tl-br="none" fo:border="0.06pt solid #000000" style:rotation-align="none"/>
    </style:style>
    <style:style style:name="ce12" style:family="table-cell" style:parent-style-name="Default">
      <style:table-cell-properties fo:background-color="#5b9bd5" style:diagonal-bl-tr="none" style:diagonal-tl-br="none" fo:border="0.06pt solid #000000" style:rotation-align="none"/>
    </style:style>
    <style:style style:name="ce13" style:family="table-cell" style:parent-style-name="Default">
      <style:table-cell-properties fo:background-color="#ff0000" style:diagonal-bl-tr="none" style:diagonal-tl-br="none" fo:border="0.06pt solid #000000" style:rotation-align="none"/>
    </style:style>
    <style:style style:name="ce14"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8">
          <table:table-cell table:number-columns-repeated="18"/>
        </table:table-row>
        <table:table-row table:style-name="ro2">
          <table:table-cell table:style-name="ce8" office:value-type="string" calcext:value-type="string">
            <text:p>week of semester (Fall 2015)</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float" office:value="12" calcext:value-type="float">
            <text:p>12</text:p>
          </table:table-cell>
          <table:table-cell table:style-name="ce8" office:value-type="float" office:value="13" calcext:value-type="float">
            <text:p>13</text:p>
          </table:table-cell>
          <table:table-cell table:style-name="ce8" office:value-type="float" office:value="14" calcext:value-type="float">
            <text:p>14</text:p>
          </table:table-cell>
          <table:table-cell table:style-name="ce8" office:value-type="float" office:value="15" calcext:value-type="float">
            <text:p>15</text:p>
          </table:table-cell>
          <table:table-cell table:style-name="ce8" office:value-type="float" office:value="16" calcext:value-type="float">
            <text:p>16</text:p>
          </table:table-cell>
          <table:table-cell table:style-name="ce14"/>
        </table:table-row>
        <table:table-row table:style-name="ro2">
          <table:table-cell table:style-name="ce8" office:value-type="string" calcext:value-type="string">
            <text:p>date</text:p>
          </table:table-cell>
          <table:table-cell table:style-name="ce8" office:value-type="float" office:value="20150831" calcext:value-type="float">
            <text:p>20150831</text:p>
          </table:table-cell>
          <table:table-cell table:style-name="ce11" office:value-type="float" office:value="20150907" calcext:value-type="float">
            <text:p>20150907</text:p>
          </table:table-cell>
          <table:table-cell table:style-name="ce8" office:value-type="float" office:value="20150914" calcext:value-type="float">
            <text:p>20150914</text:p>
          </table:table-cell>
          <table:table-cell table:style-name="ce8" office:value-type="float" office:value="20150921" calcext:value-type="float">
            <text:p>20150921</text:p>
          </table:table-cell>
          <table:table-cell table:style-name="ce8" office:value-type="float" office:value="20150928" calcext:value-type="float">
            <text:p>20150928</text:p>
          </table:table-cell>
          <table:table-cell table:style-name="ce8" office:value-type="float" office:value="20151005" calcext:value-type="float">
            <text:p>20151005</text:p>
          </table:table-cell>
          <table:table-cell table:style-name="ce8" office:value-type="float" office:value="20151012" calcext:value-type="float">
            <text:p>20151012</text:p>
          </table:table-cell>
          <table:table-cell table:style-name="ce8" office:value-type="float" office:value="20151019" calcext:value-type="float">
            <text:p>20151019</text:p>
          </table:table-cell>
          <table:table-cell table:style-name="ce8" office:value-type="float" office:value="20151026" calcext:value-type="float">
            <text:p>20151026</text:p>
          </table:table-cell>
          <table:table-cell table:style-name="ce8" office:value-type="float" office:value="20151102" calcext:value-type="float">
            <text:p>20151102</text:p>
          </table:table-cell>
          <table:table-cell table:style-name="ce8" office:value-type="float" office:value="20151109" calcext:value-type="float">
            <text:p>20151109</text:p>
          </table:table-cell>
          <table:table-cell table:style-name="ce8" office:value-type="float" office:value="20151116" calcext:value-type="float">
            <text:p>20151116</text:p>
          </table:table-cell>
          <table:table-cell table:style-name="ce11" office:value-type="float" office:value="20151123" calcext:value-type="float">
            <text:p>20151123</text:p>
          </table:table-cell>
          <table:table-cell table:style-name="ce8" office:value-type="float" office:value="20151130" calcext:value-type="float">
            <text:p>20151130</text:p>
          </table:table-cell>
          <table:table-cell table:style-name="ce8" office:value-type="float" office:value="20151207" calcext:value-type="float">
            <text:p>20151207</text:p>
          </table:table-cell>
          <table:table-cell table:style-name="ce13" office:value-type="float" office:value="20151214" calcext:value-type="float">
            <text:p>20151214</text:p>
          </table:table-cell>
          <table:table-cell table:style-name="ce14"/>
        </table:table-row>
        <table:table-row table:style-name="ro2">
          <table:table-cell table:style-name="ce9" office:value-type="string" calcext:value-type="string">
            <text:p>First class - initial ideas</text:p>
          </table:table-cell>
          <table:table-cell table:style-name="ce10"/>
          <table:table-cell table:style-name="ce12"/>
          <table:table-cell table:style-name="ce9" table:number-columns-repeated="14"/>
          <table:table-cell table:style-name="ce14"/>
        </table:table-row>
        <table:table-row table:style-name="ro2">
          <table:table-cell table:style-name="ce9" office:value-type="string" calcext:value-type="string">
            <text:p>Second class - review ideas and commit</text:p>
          </table:table-cell>
          <table:table-cell table:style-name="ce9" table:number-columns-repeated="2"/>
          <table:table-cell table:style-name="ce10"/>
          <table:table-cell table:style-name="ce9" table:number-columns-repeated="13"/>
          <table:table-cell table:style-name="ce14"/>
        </table:table-row>
        <table:table-row table:style-name="ro2">
          <table:table-cell table:style-name="ce9" office:value-type="string" calcext:value-type="string">
            <text:p>PDR</text:p>
          </table:table-cell>
          <table:table-cell table:style-name="ce9" table:number-columns-repeated="3"/>
          <table:table-cell table:style-name="ce10"/>
          <table:table-cell table:style-name="ce9" table:number-columns-repeated="12"/>
          <table:table-cell table:style-name="ce14"/>
        </table:table-row>
        <table:table-row table:style-name="ro2">
          <table:table-cell table:style-name="ce9" office:value-type="string" calcext:value-type="string">
            <text:p>CDR <text:s/>(Critical Design Review)</text:p>
          </table:table-cell>
          <table:table-cell table:style-name="ce9" table:number-columns-repeated="4"/>
          <table:table-cell table:style-name="ce10"/>
          <table:table-cell table:style-name="ce9" table:number-columns-repeated="11"/>
          <table:table-cell table:style-name="ce14"/>
        </table:table-row>
        <table:table-row table:style-name="ro2">
          <table:table-cell table:style-name="ce9" office:value-type="string" calcext:value-type="string">
            <text:p>Software tools isntall</text:p>
          </table:table-cell>
          <table:table-cell table:style-name="ce9" table:number-columns-repeated="2"/>
          <table:table-cell table:style-name="ce10" table:number-columns-repeated="4"/>
          <table:table-cell table:style-name="ce9" table:number-columns-repeated="10"/>
          <table:table-cell table:style-name="ce14"/>
        </table:table-row>
        <table:table-row table:style-name="ro2">
          <table:table-cell table:style-name="ce9" office:value-type="string" calcext:value-type="string">
            <text:p>Arduino SD card data access</text:p>
          </table:table-cell>
          <table:table-cell table:style-name="ce9" table:number-columns-repeated="5"/>
          <table:table-cell table:style-name="ce10"/>
          <table:table-cell table:style-name="ce9" table:number-columns-repeated="10"/>
          <table:table-cell table:style-name="ce14"/>
        </table:table-row>
        <table:table-row table:style-name="ro2">
          <table:table-cell table:style-name="ce9" office:value-type="string" calcext:value-type="string">
            <text:p>Arduino Zigbee communication</text:p>
          </table:table-cell>
          <table:table-cell table:style-name="ce9" table:number-columns-repeated="5"/>
          <table:table-cell table:style-name="ce10" table:number-columns-repeated="2"/>
          <table:table-cell table:style-name="ce9" table:number-columns-repeated="9"/>
          <table:table-cell table:style-name="ce14"/>
        </table:table-row>
        <table:table-row table:style-name="ro2">
          <table:table-cell table:style-name="ce9" office:value-type="string" calcext:value-type="string">
            <text:p>Arduino LCD touch sensing</text:p>
          </table:table-cell>
          <table:table-cell table:style-name="ce9" table:number-columns-repeated="6"/>
          <table:table-cell table:style-name="ce10"/>
          <table:table-cell table:style-name="ce9" table:number-columns-repeated="9"/>
          <table:table-cell table:style-name="ce14"/>
        </table:table-row>
        <table:table-row table:style-name="ro2">
          <table:table-cell table:style-name="ce9" office:value-type="string" calcext:value-type="string">
            <text:p>Arduino LCD graphics</text:p>
          </table:table-cell>
          <table:table-cell table:style-name="ce9" table:number-columns-repeated="6"/>
          <table:table-cell table:style-name="ce10" table:number-columns-repeated="2"/>
          <table:table-cell table:style-name="ce9" table:number-columns-repeated="8"/>
          <table:table-cell table:style-name="ce14"/>
        </table:table-row>
        <table:table-row table:style-name="ro2">
          <table:table-cell table:style-name="ce9" office:value-type="string" calcext:value-type="string">
            <text:p>Server Zigbee</text:p>
          </table:table-cell>
          <table:table-cell table:style-name="ce9" table:number-columns-repeated="7"/>
          <table:table-cell table:style-name="ce10" table:number-columns-repeated="2"/>
          <table:table-cell table:style-name="ce9" table:number-columns-repeated="7"/>
          <table:table-cell table:style-name="ce14"/>
        </table:table-row>
        <table:table-row table:style-name="ro2">
          <table:table-cell table:style-name="ce9" office:value-type="string" calcext:value-type="string">
            <text:p>Server event logging</text:p>
          </table:table-cell>
          <table:table-cell table:style-name="ce9" table:number-columns-repeated="8"/>
          <table:table-cell table:style-name="ce10"/>
          <table:table-cell table:style-name="ce9" table:number-columns-repeated="7"/>
          <table:table-cell table:style-name="ce14"/>
        </table:table-row>
        <table:table-row table:style-name="ro2">
          <table:table-cell table:style-name="ce9" office:value-type="string" calcext:value-type="string">
            <text:p>Server vacation mode events</text:p>
          </table:table-cell>
          <table:table-cell table:style-name="ce9" table:number-columns-repeated="8"/>
          <table:table-cell table:style-name="ce10"/>
          <table:table-cell table:style-name="ce9" table:number-columns-repeated="7"/>
          <table:table-cell table:style-name="ce14"/>
        </table:table-row>
        <table:table-row table:style-name="ro2">
          <table:table-cell table:style-name="ce9" office:value-type="string" calcext:value-type="string">
            <text:p>Server LCD panel</text:p>
          </table:table-cell>
          <table:table-cell table:style-name="ce9" table:number-columns-repeated="9"/>
          <table:table-cell table:style-name="ce10"/>
          <table:table-cell table:style-name="ce9" table:number-columns-repeated="6"/>
          <table:table-cell table:style-name="ce14"/>
        </table:table-row>
        <table:table-row table:style-name="ro2">
          <table:table-cell table:style-name="ce9" office:value-type="string" calcext:value-type="string">
            <text:p>Server LCD touch</text:p>
          </table:table-cell>
          <table:table-cell table:style-name="ce9" table:number-columns-repeated="9"/>
          <table:table-cell table:style-name="ce10" table:number-columns-repeated="2"/>
          <table:table-cell table:style-name="ce9" table:number-columns-repeated="5"/>
          <table:table-cell table:style-name="ce14"/>
        </table:table-row>
        <table:table-row table:style-name="ro2">
          <table:table-cell table:style-name="ce9" office:value-type="string" calcext:value-type="string">
            <text:p>Arduino triac interface for lights/fans</text:p>
          </table:table-cell>
          <table:table-cell table:style-name="ce9" table:number-columns-repeated="10"/>
          <table:table-cell table:style-name="ce10" table:number-columns-repeated="2"/>
          <table:table-cell table:style-name="ce9" table:number-columns-repeated="4"/>
          <table:table-cell table:style-name="ce14"/>
        </table:table-row>
        <table:table-row table:style-name="ro2">
          <table:table-cell table:style-name="ce9" office:value-type="string" calcext:value-type="string">
            <text:p>Android connection to server/status/logs</text:p>
          </table:table-cell>
          <table:table-cell table:style-name="ce9" table:number-columns-repeated="11"/>
          <table:table-cell table:style-name="ce10" table:number-columns-repeated="2"/>
          <table:table-cell table:style-name="ce9" table:number-columns-repeated="3"/>
          <table:table-cell table:style-name="ce14"/>
        </table:table-row>
        <table:table-row table:style-name="ro2">
          <table:table-cell table:style-name="ce9" office:value-type="string" calcext:value-type="string">
            <text:p>Android manual events to server</text:p>
          </table:table-cell>
          <table:table-cell table:style-name="ce9" table:number-columns-repeated="12"/>
          <table:table-cell table:style-name="ce10"/>
          <table:table-cell table:style-name="ce9" table:number-columns-repeated="3"/>
          <table:table-cell table:style-name="ce14"/>
        </table:table-row>
        <table:table-row table:style-name="ro2">
          <table:table-cell table:style-name="ce9" office:value-type="string" calcext:value-type="string">
            <text:p>Android geofence events to server</text:p>
          </table:table-cell>
          <table:table-cell table:style-name="ce9" table:number-columns-repeated="13"/>
          <table:table-cell table:style-name="ce10" table:number-columns-repeated="2"/>
          <table:table-cell table:style-name="ce9"/>
          <table:table-cell table:style-name="ce14"/>
        </table:table-row>
        <table:table-row table:style-name="ro2">
          <table:table-cell table:style-name="ce9" office:value-type="string" calcext:value-type="string">
            <text:p>Android NFC events to server</text:p>
          </table:table-cell>
          <table:table-cell table:style-name="ce9" table:number-columns-repeated="13"/>
          <table:table-cell table:style-name="ce10" table:number-columns-repeated="2"/>
          <table:table-cell table:style-name="ce9"/>
          <table:table-cell table:style-name="ce14"/>
        </table:table-row>
        <table:table-row table:style-name="ro2">
          <table:table-cell table:style-name="ce9" office:value-type="string" calcext:value-type="string">
            <text:p>Demo</text:p>
          </table:table-cell>
          <table:table-cell table:style-name="ce9" table:number-columns-repeated="15"/>
          <table:table-cell table:style-name="ce13"/>
          <table:table-cell table:style-name="ce14"/>
        </table:table-row>
        <table:table-row table:style-name="ro2">
          <table:table-cell table:style-name="ce9" office:value-type="string" calcext:value-type="string">
            <text:p>Travel for Work</text:p>
          </table:table-cell>
          <table:table-cell table:style-name="ce9" table:number-columns-repeated="11"/>
          <table:table-cell table:style-name="ce13"/>
          <table:table-cell table:style-name="ce9" table:number-columns-repeated="4"/>
          <table:table-cell table:style-name="ce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7">00/00/0000</text:date>, <text:time style:data-style-name="N2" text:time-value="03:45:41.4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